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servable.deleteObserver( java . util . Observ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servable.notifyOb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servable.addObserver( java . util . Observ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servable.Obser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servable.has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servable.countOb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servable.clear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servable.deleteOb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servable.notifyObserver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servable.set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